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16358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table:number-columns-repeated="2" table:style-name="ce7"/>
          <table:table-cell office:value-type="float" office:value="12.5" table:formula="of:=SUM([.B3:.F3])" table:style-name="ce8">
            <text:p>12.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12.5" table:formula="of:=SUM([.S3];[.M3];[.G3];[.Y3])" table:style-name="ce9">
            <text:p>12.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2" table:formula="of:=SUM([.B4:.F4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2" table:formula="of:=SUM([.S4];[.M4];[.G4];[.Y4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2" table:formula="of:=SUM([.B5:.F5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2" table:formula="of:=SUM([.S5];[.M5];[.G5];[.Y5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formula="of:=SUM([.B7:.F7])" table:style-name="ce8">
            <text:p>1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1" table:formula="of:=SUM([.S7];[.M7];[.G7];[.Y7])" table:style-name="ce9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3" table:formula="of:=SUM([.B10:.F10])" table:style-name="ce15">
            <text:p>3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0" table:formula="of:=SUM([.E3:.E10])" table:style-name="ce19">
            <text:p>0</text:p>
          </table:table-cell>
          <table:table-cell office:value-type="float" office:value="0" table:formula="of:=SUM([.F3:.F10])" table:style-name="ce20">
            <text:p>0</text:p>
          </table:table-cell>
          <table:table-cell office:value-type="float" office:value="20.5" table:formula="of:=SUM([.G3:.G10])" table:style-name="ce4">
            <text:p>20.5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20.5" table:formula="of:=SUM([.Z3:.Z10])" table:style-name="ce21">
            <text:p>20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8-14T01:11:15Z</dc:date>
    <meta:editing-cycles>2</meta:editing-cycles>
    <meta:editing-duration>PT244S</meta:editing-duration>
  </office:meta>
</office:document-meta>
</file>